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etho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date" office:date-value="2017-03-17" calcext:value-type="date">
            <text:p>17/03/17</text:p>
          </table:table-cell>
          <table:table-cell table:style-name="ce3" office:value-type="time" office:time-value="PT23H51M43.783450071S" calcext:value-type="time">
            <text:p>23:51:44</text:p>
          </table:table-cell>
          <table:table-cell office:value-type="float" office:value="236775" calcext:value-type="float">
            <text:p>236775</text:p>
          </table:table-cell>
          <table:table-cell office:value-type="string" calcext:value-type="string">
            <text:p>single nodes + tracks</text:p>
          </table:table-cell>
        </table:table-row>
        <table:table-row table:style-name="ro1">
          <table:table-cell table:style-name="ce2" office:value-type="date" office:date-value="2017-03-17" calcext:value-type="date">
            <text:p>17/03/17</text:p>
          </table:table-cell>
          <table:table-cell table:style-name="ce3" office:value-type="time" office:time-value="PT23H52M50.59257074S" calcext:value-type="time">
            <text:p>23:52:51</text:p>
          </table:table-cell>
          <table:table-cell office:value-type="float" office:value="30673464" calcext:value-type="float">
            <text:p>30673464</text:p>
          </table:table-cell>
          <table:table-cell office:value-type="string" calcext:value-type="string">
            <text:p>MST</text:p>
          </table:table-cell>
        </table:table-row>
        <table:table-row table:style-name="ro1">
          <table:table-cell table:style-name="ce2" office:value-type="date" office:date-value="2017-03-17" calcext:value-type="date">
            <text:p>17/03/17</text:p>
          </table:table-cell>
          <table:table-cell table:style-name="ce3" office:value-type="time" office:time-value="PT23H53M05.115429155S" calcext:value-type="time">
            <text:p>23:53:05</text:p>
          </table:table-cell>
          <table:table-cell office:value-type="float" office:value="30925813" calcext:value-type="float">
            <text:p>30925813</text:p>
          </table:table-cell>
          <table:table-cell office:value-type="string" calcext:value-type="string">
            <text:p>Random weights for equal edges + 100 tries</text:p>
          </table:table-cell>
        </table:table-row>
        <table:table-row table:style-name="ro1">
          <table:table-cell table:style-name="ce2" office:value-type="date" office:date-value="2017-03-18" calcext:value-type="date">
            <text:p>18/03/17</text:p>
          </table:table-cell>
          <table:table-cell table:style-name="ce3" office:value-type="time" office:time-value="PT00H24M27.586897194S" calcext:value-type="time">
            <text:p>00:24:28</text:p>
          </table:table-cell>
          <table:table-cell office:value-type="float" office:value="30925813" calcext:value-type="float">
            <text:p>30925813</text:p>
          </table:table-cell>
          <table:table-cell office:value-type="string" calcext:value-type="string">
            <text:p>Break early if all cities connected</text:p>
          </table:table-cell>
        </table:table-row>
        <table:table-row table:style-name="ro1">
          <table:table-cell table:style-name="ce2" office:value-type="date" office:date-value="2017-03-18" calcext:value-type="date">
            <text:p>18/03/17</text:p>
          </table:table-cell>
          <table:table-cell table:style-name="ce3" office:value-type="time" office:time-value="PT12H10M22.195973222S" calcext:value-type="time">
            <text:p>12:10:22</text:p>
          </table:table-cell>
          <table:table-cell office:value-type="float" office:value="36429833" calcext:value-type="float">
            <text:p>36429833</text:p>
          </table:table-cell>
          <table:table-cell office:value-type="string" calcext:value-type="string">
            <text:p>Only prim from 0</text:p>
          </table:table-cell>
        </table:table-row>
        <table:table-row table:style-name="ro1">
          <table:table-cell table:style-name="ce2" office:value-type="date" office:date-value="2017-03-18" calcext:value-type="date">
            <text:p>18/03/17</text:p>
          </table:table-cell>
          <table:table-cell table:style-name="ce3" office:value-type="time" office:time-value="PT12H11M33.496914032S" calcext:value-type="time">
            <text:p>12:11:33</text:p>
          </table:table-cell>
          <table:table-cell office:value-type="float" office:value="36431033" calcext:value-type="float">
            <text:p>36431033</text:p>
          </table:table-cell>
          <table:table-cell office:value-type="string" calcext:value-type="string">
            <text:p>Submit after each addition</text:p>
          </table:table-cell>
        </table:table-row>
        <table:table-row table:style-name="ro1">
          <table:table-cell table:style-name="ce2" office:value-type="date" office:date-value="2017-03-18" calcext:value-type="date">
            <text:p>18/03/17</text:p>
          </table:table-cell>
          <table:table-cell table:style-name="ce3" office:value-type="time" office:time-value="PT13H12M56.393230902S" calcext:value-type="time">
            <text:p>13:12:56</text:p>
          </table:table-cell>
          <table:table-cell office:value-type="float" office:value="36479017" calcext:value-type="float">
            <text:p>36479017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2" office:value-type="date" office:date-value="2017-03-18" calcext:value-type="date">
            <text:p>18/03/17</text:p>
          </table:table-cell>
          <table:table-cell table:style-name="ce3" office:value-type="time" office:time-value="PT13H18M50.502972491S" calcext:value-type="time">
            <text:p>13:18:51</text:p>
          </table:table-cell>
          <table:table-cell office:value-type="float" office:value="36479082" calcext:value-type="float">
            <text:p>36479082</text:p>
          </table:table-cell>
          <table:table-cell office:value-type="string" calcext:value-type="string">
            <text:p>trim prim 10 times</text:p>
          </table:table-cell>
        </table:table-row>
        <table:table-row table:style-name="ro1">
          <table:table-cell table:style-name="ce2" office:value-type="date" office:date-value="2017-03-18" calcext:value-type="date">
            <text:p>18/03/17</text:p>
          </table:table-cell>
          <table:table-cell table:style-name="ce3" office:value-type="time" office:time-value="PT13H31M55.204439605S" calcext:value-type="time">
            <text:p>13:31:55</text:p>
          </table:table-cell>
          <table:table-cell office:value-type="float" office:value="36479443" calcext:value-type="float">
            <text:p>36479443</text:p>
          </table:table-cell>
          <table:table-cell office:value-type="string" calcext:value-type="string">
            <text:p>powerful trim 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3-18" calcext:value-type="date">
            <text:p>18/03/17</text:p>
          </table:table-cell>
          <table:table-cell table:style-name="ce3" office:value-type="time" office:time-value="PT13H39M48.526801919S" calcext:value-type="time">
            <text:p>13:39:49</text:p>
          </table:table-cell>
          <table:table-cell office:value-type="float" office:value="23839544" calcext:value-type="float">
            <text:p>23839544</text:p>
          </table:table-cell>
          <table:table-cell office:value-type="string" calcext:value-type="string">
            <text:p>powerful trim </text:p>
          </table:table-cell>
        </table:table-row>
        <table:table-row table:style-name="ro1">
          <table:table-cell table:style-name="ce2" office:value-type="date" office:date-value="2017-03-18" calcext:value-type="date">
            <text:p>18/03/17</text:p>
          </table:table-cell>
          <table:table-cell table:style-name="ce3" office:value-type="time" office:time-value="PT13H42M03.027312676S" calcext:value-type="time">
            <text:p>13:42:03</text:p>
          </table:table-cell>
          <table:table-cell office:value-type="float" office:value="23839566" calcext:value-type="float">
            <text:p>23839566</text:p>
          </table:table-cell>
          <table:table-cell office:value-type="string" calcext:value-type="string">
            <text:p>+kruskal</text:p>
          </table:table-cell>
        </table:table-row>
        <table:table-row table:style-name="ro1">
          <table:table-cell table:style-name="ce2" office:value-type="date" office:date-value="2017-03-18" calcext:value-type="date">
            <text:p>18/03/17</text:p>
          </table:table-cell>
          <table:table-cell table:style-name="ce3" office:value-type="time" office:time-value="PT13H51M58.076033373S" calcext:value-type="time">
            <text:p>13:51:58</text:p>
          </table:table-cell>
          <table:table-cell office:value-type="float" office:value="23839583" calcext:value-type="float">
            <text:p>23839583</text:p>
          </table:table-cell>
          <table:table-cell office:value-type="string" calcext:value-type="string">
            <text:p>tweak choosing function of multi prim</text:p>
          </table:table-cell>
        </table:table-row>
        <table:table-row table:style-name="ro1">
          <table:table-cell table:style-name="ce2" office:value-type="date" office:date-value="2017-03-18" calcext:value-type="date">
            <text:p>18/03/17</text:p>
          </table:table-cell>
          <table:table-cell table:style-name="ce3" office:value-type="time" office:time-value="PT15H50M00.057005671S" calcext:value-type="time">
            <text:p>15:50:00</text:p>
          </table:table-cell>
          <table:table-cell office:value-type="float" office:value="23839606" calcext:value-type="float">
            <text:p>23839606</text:p>
          </table:table-cell>
          <table:table-cell office:value-type="string" calcext:value-type="string">
            <text:p>ga G = 2, N = 10, E = 2, Ne = 2, M = 10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1:58:36.731047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23:51:12.812072407</meta:creation-date>
    <dc:date>2017-03-18T16:09:28.485727300</dc:date>
    <meta:editing-duration>PT1H37M46S</meta:editing-duration>
    <meta:editing-cycles>2</meta:editing-cycles>
    <meta:generator>LibreOffice/5.1.6.2$Linux_X86_64 LibreOffice_project/10m0$Build-2</meta:generator>
    <meta:document-statistic meta:table-count="1" meta:cell-count="57" meta:object-count="0"/>
  </office:meta>
</office:document-meta>
</file>